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mes" svg:font-family="Tmes"/>
    <style:font-face style:name="sans-serif" svg:font-family="sans-serif"/>
    <style:font-face style:name="serif" svg:font-family="serif"/>
    <style:font-face style:name="Times3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author_28_s_29_">
      <style:text-properties fo:language="pt" fo:country="BR"/>
    </style:style>
    <style:style style:name="P4" style:family="paragraph" style:parent-style-name="SBC_3a_resumo">
      <style:text-properties fo:language="pt" fo:country="BR"/>
    </style:style>
    <style:style style:name="P5" style:family="paragraph" style:parent-style-name="SBC_3a_resumo">
      <style:text-properties fo:language="pt" fo:country="BR" officeooo:paragraph-rsid="001d990b"/>
    </style:style>
    <style:style style:name="P6" style:family="paragraph" style:parent-style-name="SBC_3a_resumo">
      <style:text-properties fo:language="pt" fo:country="BR" officeooo:paragraph-rsid="001c5633"/>
    </style:style>
    <style:style style:name="P7" style:family="paragraph" style:parent-style-name="SBC_3a_paragraph" style:list-style-name="L3">
      <style:text-properties officeooo:paragraph-rsid="003b15df"/>
    </style:style>
    <style:style style:name="P8" style:family="paragraph" style:parent-style-name="SBC_3a_paragraph">
      <style:text-properties fo:language="pt" fo:country="BR"/>
    </style:style>
    <style:style style:name="P9" style:family="paragraph" style:parent-style-name="SBC_3a_paragraph" style:list-style-name="L3">
      <style:text-properties fo:language="pt" fo:country="BR" officeooo:rsid="003b15df" officeooo:paragraph-rsid="003eb4f5" style:language-asian="pt" style:country-asian="BR"/>
    </style:style>
    <style:style style:name="P10" style:family="paragraph" style:parent-style-name="SBC_3a_paragraph">
      <style:text-properties fo:language="pt" fo:country="BR" officeooo:rsid="00366fb4" officeooo:paragraph-rsid="003cc2b7"/>
    </style:style>
    <style:style style:name="P11" style:family="paragraph" style:parent-style-name="SBC_3a_paragraph" style:list-style-name="L3">
      <style:text-properties fo:language="pt" fo:country="BR" officeooo:rsid="003b15df" officeooo:paragraph-rsid="003b15df"/>
    </style:style>
    <style:style style:name="P12" style:family="paragraph" style:parent-style-name="SBC_3a_paragraph" style:list-style-name="L2">
      <style:text-properties fo:language="pt" fo:country="BR" officeooo:rsid="002e9866" officeooo:paragraph-rsid="002e9866"/>
    </style:style>
    <style:style style:name="P13" style:family="paragraph" style:parent-style-name="SBC_3a_paragraph" style:list-style-name="L1">
      <style:text-properties fo:language="pt" fo:country="BR" officeooo:rsid="0026d01d" officeooo:paragraph-rsid="0026d01d"/>
    </style:style>
    <style:style style:name="P14" style:family="paragraph" style:parent-style-name="SBC_3a_paragraph">
      <style:text-properties fo:language="pt" fo:country="BR" officeooo:rsid="004b34e7" officeooo:paragraph-rsid="004b34e7"/>
    </style:style>
    <style:style style:name="P15" style:family="paragraph" style:parent-style-name="SBC_3a_paragraph">
      <style:text-properties fo:language="pt" fo:country="BR" officeooo:rsid="004c64b3" officeooo:paragraph-rsid="004c64b3"/>
    </style:style>
    <style:style style:name="P16" style:family="paragraph" style:parent-style-name="SBC_3a_paragraph">
      <style:text-properties officeooo:rsid="00402098" officeooo:paragraph-rsid="00402098"/>
    </style:style>
    <style:style style:name="P17" style:family="paragraph" style:parent-style-name="SBC_3a_paragraph">
      <style:text-properties officeooo:rsid="004184ce" officeooo:paragraph-rsid="004184ce"/>
    </style:style>
    <style:style style:name="P18" style:family="paragraph" style:parent-style-name="SBC_3a_paragraph">
      <style:text-properties officeooo:rsid="00431331" officeooo:paragraph-rsid="003b15df"/>
    </style:style>
    <style:style style:name="P19" style:family="paragraph" style:parent-style-name="SBC_3a_paragraph">
      <style:text-properties officeooo:rsid="0047f533" officeooo:paragraph-rsid="0047f533"/>
    </style:style>
    <style:style style:name="P20" style:family="paragraph" style:parent-style-name="SBC_3a_paragraph" style:list-style-name="L4">
      <style:text-properties officeooo:rsid="004987ed" officeooo:paragraph-rsid="004987ed"/>
    </style:style>
    <style:style style:name="P21" style:family="paragraph" style:parent-style-name="SBC_3a_paragraph">
      <style:text-properties officeooo:rsid="004987ed" officeooo:paragraph-rsid="004987ed"/>
    </style:style>
    <style:style style:name="P22" style:family="paragraph" style:parent-style-name="SBC_3a_paragraph">
      <style:text-properties officeooo:rsid="00532889" officeooo:paragraph-rsid="00532889"/>
    </style:style>
    <style:style style:name="P2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2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25" style:family="paragraph" style:parent-style-name="SBC_3a_paragraph" style:list-style-name="L1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26" style:family="paragraph" style:parent-style-name="SBC_3a_paragraph" style:list-style-name="L1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27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4c64b3" officeooo:paragraph-rsid="004c64b3"/>
    </style:style>
    <style:style style:name="P28" style:family="paragraph" style:parent-style-name="SBC_3a_institution">
      <style:text-properties fo:language="pt" fo:country="BR"/>
    </style:style>
    <style:style style:name="P29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30" style:family="paragraph" style:parent-style-name="SBC_3a_title_3a_1">
      <style:text-properties fo:language="pt" fo:country="BR"/>
    </style:style>
    <style:style style:name="P31" style:family="paragraph" style:parent-style-name="SBC_3a_title_3a_1">
      <style:text-properties fo:language="pt" fo:country="BR" officeooo:rsid="002d2d7a" officeooo:paragraph-rsid="002d2d7a"/>
    </style:style>
    <style:style style:name="P32" style:family="paragraph" style:parent-style-name="SBC_3a_title_3a_1">
      <style:text-properties fo:language="pt" fo:country="BR" officeooo:paragraph-rsid="0026d01d"/>
    </style:style>
    <style:style style:name="P33" style:family="paragraph" style:parent-style-name="SBC_3a_title_3a_1">
      <style:text-properties fo:language="pt" fo:country="BR" officeooo:paragraph-rsid="002112a9"/>
    </style:style>
    <style:style style:name="P34" style:family="paragraph" style:parent-style-name="SBC_3a_title_3a_1">
      <style:paragraph-properties fo:break-before="page"/>
      <style:text-properties fo:language="pt" fo:country="BR" officeooo:paragraph-rsid="00243d4f"/>
    </style:style>
    <style:style style:name="P35" style:family="paragraph" style:parent-style-name="SBC_3a_title_3a_1">
      <style:paragraph-properties fo:break-before="page"/>
      <style:text-properties officeooo:paragraph-rsid="0022fcb5"/>
    </style:style>
    <style:style style:name="P36" style:family="paragraph" style:parent-style-name="SBC_3a_title_3a_2">
      <style:text-properties fo:language="pt" fo:country="BR" officeooo:rsid="002112a9" officeooo:paragraph-rsid="002112a9"/>
    </style:style>
    <style:style style:name="P37" style:family="paragraph" style:parent-style-name="SBC_3a_title_3a_2">
      <style:text-properties fo:language="pt" fo:country="BR" officeooo:paragraph-rsid="0022453b"/>
    </style:style>
    <style:style style:name="P38" style:family="paragraph" style:parent-style-name="SBC_3a_title_3a_2">
      <style:text-properties officeooo:rsid="00557b75" officeooo:paragraph-rsid="00557b75"/>
    </style:style>
    <style:style style:name="P39" style:family="paragraph" style:parent-style-name="SBC_3a_paragraph_3a_first">
      <style:text-properties officeooo:paragraph-rsid="00366fb4"/>
    </style:style>
    <style:style style:name="P40" style:family="paragraph" style:parent-style-name="SBC_3a_paragraph_3a_first">
      <style:text-properties fo:language="pt" fo:country="BR"/>
    </style:style>
    <style:style style:name="P41" style:family="paragraph" style:parent-style-name="SBC_3a_paragraph_3a_first">
      <style:text-properties fo:language="pt" fo:country="BR" officeooo:paragraph-rsid="002112a9"/>
    </style:style>
    <style:style style:name="P42" style:family="paragraph" style:parent-style-name="SBC_3a_paragraph_3a_first">
      <style:text-properties fo:language="pt" fo:country="BR" officeooo:rsid="002e9866" officeooo:paragraph-rsid="002e9866"/>
    </style:style>
    <style:style style:name="P43" style:family="paragraph" style:parent-style-name="SBC_3a_paragraph_3a_first">
      <style:text-properties fo:language="pt" fo:country="BR" officeooo:rsid="004b34e7" officeooo:paragraph-rsid="004b34e7"/>
    </style:style>
    <style:style style:name="P44" style:family="paragraph" style:parent-style-name="SBC_3a_paragraph_3a_first">
      <style:text-properties officeooo:rsid="0047f533" officeooo:paragraph-rsid="0047f533"/>
    </style:style>
    <style:style style:name="P45" style:family="paragraph" style:parent-style-name="SBC_3a_paragraph_3a_first">
      <style:text-properties officeooo:rsid="00516f37" officeooo:paragraph-rsid="00516f37"/>
    </style:style>
    <style:style style:name="P46" style:family="paragraph" style:parent-style-name="SBC_3a_paragraph_3a_first">
      <style:text-properties officeooo:rsid="00557b75" officeooo:paragraph-rsid="00557b7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officeooo:rsid="0012c93f"/>
    </style:style>
    <style:style style:name="T6" style:family="text">
      <style:text-properties style:text-position="0% 100%" officeooo:rsid="0012c93f"/>
    </style:style>
    <style:style style:name="T7" style:family="text">
      <style:text-properties officeooo:rsid="0019fb24"/>
    </style:style>
    <style:style style:name="T8" style:family="text">
      <style:text-properties officeooo:rsid="001c563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5633" style:font-weight-asian="normal" style:font-weight-complex="normal"/>
    </style:style>
    <style:style style:name="T11" style:family="text">
      <style:text-properties fo:font-weight="normal" officeooo:rsid="002b0290" style:font-weight-asian="normal" style:font-weight-complex="normal"/>
    </style:style>
    <style:style style:name="T12" style:family="text">
      <style:text-properties fo:font-weight="normal" officeooo:rsid="002b9575" style:font-weight-asian="normal" style:font-weight-complex="normal"/>
    </style:style>
    <style:style style:name="T13" style:family="text">
      <style:text-properties officeooo:rsid="002112a9"/>
    </style:style>
    <style:style style:name="T14" style:family="text">
      <style:text-properties officeooo:rsid="0022453b"/>
    </style:style>
    <style:style style:name="T15" style:family="text">
      <style:text-properties officeooo:rsid="00243d4f"/>
    </style:style>
    <style:style style:name="T16" style:family="text">
      <style:text-properties officeooo:rsid="0026d01d"/>
    </style:style>
    <style:style style:name="T17" style:family="text">
      <style:text-properties officeooo:rsid="00314790"/>
    </style:style>
    <style:style style:name="T18" style:family="text">
      <style:text-properties style:font-name="Times3" fo:font-size="12pt" style:font-size-asian="12pt" style:font-size-complex="12pt"/>
    </style:style>
    <style:style style:name="T19" style:family="text">
      <style:text-properties style:font-name="Times3" fo:font-size="12pt" officeooo:rsid="00352a7d" style:font-size-asian="12pt" style:font-size-complex="12pt"/>
    </style:style>
    <style:style style:name="T20" style:family="text">
      <style:text-properties style:font-name="Times3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Times3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Times3" fo:font-size="12pt" fo:font-style="normal" officeooo:rsid="00381935" style:font-size-asian="12pt" style:font-style-asian="normal" style:font-size-complex="12pt" style:font-style-complex="normal"/>
    </style:style>
    <style:style style:name="T23" style:family="text">
      <style:text-properties style:font-name="Times3" fo:font-size="12pt" fo:font-style="normal" officeooo:rsid="0039e5c6" style:font-size-asian="12pt" style:font-style-asian="normal" style:font-size-complex="12pt" style:font-style-complex="normal"/>
    </style:style>
    <style:style style:name="T24" style:family="text">
      <style:text-properties style:font-name="Times3" fo:font-size="12pt" fo:font-style="normal" officeooo:rsid="003b15df" style:font-size-asian="12pt" style:font-style-asian="normal" style:font-size-complex="12pt" style:font-style-complex="normal"/>
    </style:style>
    <style:style style:name="T25" style:family="text">
      <style:text-properties style:font-name="Times3" fo:font-size="12pt" fo:font-style="normal" officeooo:rsid="003cc2b7" style:font-size-asian="12pt" style:font-style-asian="normal" style:font-size-complex="12pt" style:font-style-complex="normal"/>
    </style:style>
    <style:style style:name="T26" style:family="text">
      <style:text-properties style:font-name="Times3" fo:font-size="12pt" fo:font-style="normal" officeooo:rsid="003cdac6" style:font-size-asian="12pt" style:font-style-asian="normal" style:font-size-complex="12pt" style:font-style-complex="normal"/>
    </style:style>
    <style:style style:name="T27" style:family="text">
      <style:text-properties style:font-name="Times3" fo:font-size="12pt" fo:font-style="normal" officeooo:rsid="003eb4f5" style:font-size-asian="12pt" style:font-style-asian="normal" style:font-size-complex="12pt" style:font-style-complex="normal"/>
    </style:style>
    <style:style style:name="T28" style:family="text">
      <style:text-properties style:font-name="Times3" fo:font-size="12pt" fo:font-style="normal" officeooo:rsid="003fe0d3" style:font-size-asian="12pt" style:font-style-asian="normal" style:font-size-complex="12pt" style:font-style-complex="normal"/>
    </style:style>
    <style:style style:name="T29" style:family="text">
      <style:text-properties style:font-name="Times3" fo:font-size="12pt" fo:font-style="normal" officeooo:rsid="004184ce" style:font-size-asian="12pt" style:font-style-asian="normal" style:font-size-complex="12pt" style:font-style-complex="normal"/>
    </style:style>
    <style:style style:name="T30" style:family="text">
      <style:text-properties style:font-name="Times3" fo:font-size="12pt" fo:language="pt" fo:country="BR" style:font-size-asian="12pt" style:font-size-complex="12pt"/>
    </style:style>
    <style:style style:name="T31" style:family="text">
      <style:text-properties style:font-name="Times3" fo:font-size="12pt" fo:language="pt" fo:country="BR" officeooo:rsid="003387f2" style:font-size-asian="12pt" style:font-size-complex="12pt"/>
    </style:style>
    <style:style style:name="T32" style:family="text">
      <style:text-properties style:font-name="Times3" fo:font-size="12pt" fo:language="pt" fo:country="BR" officeooo:rsid="00352a7d" style:font-size-asian="12pt" style:font-size-complex="12pt"/>
    </style:style>
    <style:style style:name="T33" style:family="text">
      <style:text-properties style:font-name="Times3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4" style:family="text">
      <style:text-properties fo:language="pt" fo:country="BR"/>
    </style:style>
    <style:style style:name="T35" style:family="text">
      <style:text-properties fo:language="pt" fo:country="BR" officeooo:rsid="003387f2"/>
    </style:style>
    <style:style style:name="T36" style:family="text">
      <style:text-properties fo:language="pt" fo:country="BR" officeooo:rsid="0022453b"/>
    </style:style>
    <style:style style:name="T37" style:family="text">
      <style:text-properties fo:language="pt" fo:country="BR" officeooo:rsid="0022fcb5"/>
    </style:style>
    <style:style style:name="T38" style:family="text">
      <style:text-properties fo:language="pt" fo:country="BR" officeooo:rsid="002112a9"/>
    </style:style>
    <style:style style:name="T39" style:family="text">
      <style:text-properties fo:language="pt" fo:country="BR" officeooo:rsid="004987ed"/>
    </style:style>
    <style:style style:name="T40" style:family="text">
      <style:text-properties fo:language="pt" fo:country="BR" officeooo:rsid="004b34e7"/>
    </style:style>
    <style:style style:name="T41" style:family="text">
      <style:text-properties fo:language="pt" fo:country="BR" officeooo:rsid="004e070f"/>
    </style:style>
    <style:style style:name="T42" style:family="text">
      <style:text-properties fo:language="pt" fo:country="BR" officeooo:rsid="0050d545"/>
    </style:style>
    <style:style style:name="T43" style:family="text">
      <style:text-properties fo:language="pt" fo:country="BR" officeooo:rsid="00532889"/>
    </style:style>
    <style:style style:name="T44" style:family="text">
      <style:text-properties fo:language="pt" fo:country="BR" fo:font-style="italic" style:font-style-asian="italic" style:font-style-complex="italic"/>
    </style:style>
    <style:style style:name="T45" style:family="text">
      <style:text-properties fo:language="pt" fo:country="BR" fo:font-style="normal" style:font-style-asian="normal" style:font-style-complex="normal"/>
    </style:style>
    <style:style style:name="T46" style:family="text">
      <style:text-properties fo:language="pt" fo:country="BR" fo:font-style="normal" officeooo:rsid="00539d95" style:font-style-asian="normal" style:font-style-complex="normal"/>
    </style:style>
    <style:style style:name="T47" style:family="text">
      <style:text-properties fo:language="pt" fo:country="BR" officeooo:rsid="00557b75"/>
    </style:style>
    <style:style style:name="T48" style:family="text">
      <style:text-properties officeooo:rsid="00460597"/>
    </style:style>
    <style:style style:name="T49" style:family="text">
      <style:text-properties officeooo:rsid="004c64b3"/>
    </style:style>
    <style:style style:name="T50" style:family="text">
      <style:text-properties officeooo:rsid="004ed7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latório sobre a Base de Dados DomíniosGov</text:p>
      <text:p text:style-name="P3"><text:span text:style-name="T6">Beatriz de A. Campos</text:span><text:span text:style-name="T1">1</text:span>, <text:span text:style-name="T5">Luiz H. Reis</text:span><text:span text:style-name="T1">2</text:span></text:p>
      <text:p text:style-name="P28"><text:span text:style-name="T6">Departamento de Ciencia da Computação – </text:span>Instituto de <text:span text:style-name="T5">Matemática</text:span> – Universidade Federal do Rio <text:span text:style-name="T5">de Janeiro</text:span> (UFR<text:span text:style-name="T5">J</text:span>) – <text:span text:style-name="T5">Rio de Janeiro</text:span> – R<text:span text:style-name="T5">J</text:span> – Bra<text:span text:style-name="T5">s</text:span>il</text:p>
      <text:p text:style-name="P4"><text:span text:style-name="T3"/></text:p>
      <text:p text:style-name="P5"><text:span text:style-name="T4">Abstract</text:span><text:span text:style-name="T3">.</text:span><text:span text:style-name="T9"> </text:span><text:span text:style-name="T11">This article </text:span><text:bookmark text:name="tw-target-text"/><text:span text:style-name="T10">aims to explain the operation and development of DomíniosGov database, created for the </text:span><text:span text:style-name="T12">Banco de Dados</text:span><text:span text:style-name="T10"> I discipline the course of Computer Science (UFRJ ) .</text:span></text:p>
      <text:p text:style-name="P6"><text:span text:style-name="T3">Resumo.</text:span> <text:span text:style-name="T8">Este artigo tem por objetivo explicar o funcionamento e elaboração da base de dados DomíniosGov, criada para a disciplina de Banco de Dados I do curso de Ciência da Computação (UFRJ).</text:span></text:p>
      <text:h text:style-name="P31" text:outline-level="1">Agrupamento dos Dados</text:h>
      <text:p text:style-name="P39"><text:span text:style-name="T35">Inicialmente, fo</text:span><text:span text:style-name="T31">i escolhido um conjunto de dados presente no site </text:span><text:a xlink:type="simple" xlink:href="http://dados.gov.br/" text:style-name="Internet_20_link" text:visited-style-name="Visited_20_Internet_20_Link"><text:span text:style-name="T30">http://dados.gov.br</text:span></text:a><text:span text:style-name="T30">, </text:span><text:span text:style-name="T32">que disponibiliza dados sobre diferentes instituições subordinadas ao Governo Federal Brasileiro. </text:span></text:p>
      <text:p text:style-name="P10"><text:span text:style-name="T19">A</text:span><text:span text:style-name="T18">pós uma análise dos </text:span><text:span text:style-name="T20">datasets</text:span><text:span text:style-name="T21"> disponíveis, foi escolhida a base 'Domínios Gov.br' que contém dados sobre os domínios (sites) de cunho governamental registrados no Registro.br </text:span><text:span text:style-name="T23">e</text:span><text:span text:style-name="T22"> estão autorizados pelo Ministério do Planejamento, Desenvolvimento e Gestão.</text:span></text:p>
      <text:p text:style-name="P10"><text:span text:style-name="T24">Os tipo</text:span><text:span text:style-name="T29">s</text:span><text:span text:style-name="T24"> de dados atualmente disponíveis no site para análise são:</text:span></text:p>
      <text:p text:style-name="P10"><text:span text:style-name="T24"/></text:p>
      <text:list xml:id="list964997060200914320" text:style-name="L3">
        <text:list-item>
          <text:p text:style-name="P11"><text:span text:style-name="T21">Domínio: </text:span><text:span text:style-name="T25">corresponde ao endereço do site;</text:span></text:p>
        </text:list-item>
        <text:list-item>
          <text:p text:style-name="P11"><text:span text:style-name="T21">Documento: </text:span><text:span text:style-name="T25">CNPJ da empresa responsável pelo site;</text:span></text:p>
        </text:list-item>
        <text:list-item>
          <text:p text:style-name="P11"><text:span text:style-name="T21">Nome: </text:span><text:span text:style-name="T25">nome da empresa responsável;</text:span></text:p>
        </text:list-item>
        <text:list-item>
          <text:p text:style-name="P11"><text:span text:style-name="T21">UF, Cidade </text:span><text:span text:style-name="T26">e </text:span><text:span text:style-name="T21">Cep: </text:span><text:span text:style-name="T26">informações relativas a sede da empresa responsável;</text:span></text:p>
        </text:list-item>
        <text:list-item>
          <text:p text:style-name="P11"><text:span text:style-name="T21">Data de Cadastro: </text:span><text:span text:style-name="T27">referente a data de criação do domínio;</text:span></text:p>
        </text:list-item>
        <text:list-item>
          <text:p text:style-name="P9"><text:span text:style-name="T28">Ú</text:span><text:span text:style-name="T21">ltima Atualização: </text:span><text:span text:style-name="T27">referente a data da última atualização do domínio;</text:span></text:p>
        </text:list-item>
        <text:list-item>
          <text:p text:style-name="P7"><text:span text:style-name="T33">Ticket: </text:span><text:span text:style-name="T21">Número do ticket vinculado ao </text:span><text:span text:style-name="T18">registro da URL no cadastro do Registro.br.</text:span></text:p>
        </text:list-item>
      </text:list>
      <text:p text:style-name="P18"/>
      <text:p text:style-name="P16"><text:span text:style-name="T18">Pra complementar os dados adiquiridos no site Dados.gov e com o intuito de enriquecer as informações para a futura criação da base, foram coletados outros dados sobre os domínios disponibilizados no site utilizando o programa 'WhoIs'.</text:span></text:p>
      <text:p text:style-name="P17"><text:span text:style-name="T18">Os tipos de dados coletados utilizando o WhoIs são:</text:span></text:p>
      <text:h text:style-name="P33" text:outline-level="1"><text:soft-page-break/><text:span text:style-name="T13">Modelagem da Base</text:span></text:h>
      <text:h text:style-name="P36" text:outline-level="2">Projeto Conceitual</text:h>
      <text:p text:style-name="P44"><text:span text:style-name="T38">A </text:span><text:span text:style-name="T34">modelagem conceitual da base foi </text:span><text:span text:style-name="T40">gerada</text:span><text:span text:style-name="T34"> na forma Entidade-Relacionamento (ER) </text:span><text:span text:style-name="T39">contendo:</text:span></text:p>
      <text:p text:style-name="P19"><text:span text:style-name="T39"/></text:p>
      <text:list xml:id="list7023113479561869600" text:style-name="L4">
        <text:list-item>
          <text:p text:style-name="P20"><text:span text:style-name="T34">lista das coisas </text:span><text:span text:style-name="T42">e restricoes</text:span></text:p>
        </text:list-item>
      </text:list>
      <text:p text:style-name="P21"><text:span text:style-name="T34"/></text:p>
      <text:p text:style-name="P21"><text:span text:style-name="T34">A figura abaixo demonstra o modelo conceitual da base </text:span><text:span text:style-name="T41">criado no BrModelo</text:span><text:span text:style-name="T34">.</text:span></text:p>
      <text:p text:style-name="P41"/>
      <text:h text:style-name="P36" text:outline-level="2">Projeto Lógico</text:h>
      <text:p text:style-name="P43">A modelagem lógica da base foi gerada utilizando o modelo Relacional. <text:span text:style-name="T49">A figura abaixo demonstra o modelo lógico da base gerado pelo BrModelo.</text:span></text:p>
      <text:p text:style-name="P14"/>
      <text:p text:style-name="P15">Foto aqui</text:p>
      <text:p text:style-name="P27"/>
      <text:p text:style-name="P27"><text:tab/>E abaixo o modelo lógico gerado a partir da modelagem conceitual:</text:p>
      <text:p text:style-name="P27"><text:tab/><text:span text:style-name="T50">aqui as coisas do modelo lógico</text:span></text:p>
      <text:h text:style-name="P37" text:outline-level="2"><text:span text:style-name="T14">Projeto Físico</text:span></text:h>
      <text:p text:style-name="P45"><text:span text:style-name="T36">O </text:span><text:span text:style-name="T34">modelo físico da base foi criado utiliando a linguagem SQL </text:span><text:span text:style-name="T43">e o software MySql / MariaDB. </text:span></text:p>
      <text:p text:style-name="P22"><text:span text:style-name="T34">O </text:span><text:span text:style-name="T44">script</text:span><text:span text:style-name="T45"> de criação da base de dados, gerado a partir da modelagem lógica, está em anexo </text:span><text:span text:style-name="T46">ao relatório</text:span><text:span text:style-name="T45">.</text:span></text:p>
      <text:h text:style-name="P35" text:outline-level="1"><text:span text:style-name="T37">Aplicação WEB</text:span></text:h>
      <text:p text:style-name="P46"><text:span text:style-name="T37">P</text:span><text:span text:style-name="T34">ara a demonstração do funcionamento da base de dados, foi criada uma aplicação web disponível no endereço (end aqui).</text:span></text:p>
      <text:h text:style-name="P38" text:outline-level="2">Consultas disponíveis</text:h>
      <text:p text:style-name="P46"/>
      <text:p text:style-name="P40"/>
      <text:p text:style-name="P8"/>
      <text:p text:style-name="P8"/>
      <text:p text:style-name="P8"/>
      <text:p text:style-name="P8"/>
      <text:h text:style-name="P34" text:outline-level="1"><text:span text:style-name="T15">Ferramentas Utilizadas</text:span></text:h>
      <text:p text:style-name="P42">As ferramentas utilizadas para a criação da base e da aplicação web foram:</text:p>
      <text:list xml:id="list5425195991495834033" text:style-name="L2">
        <text:list-item>
          <text:p text:style-name="P12">MySql – para a criação da base;</text:p>
        </text:list-item>
        <text:list-item>
          <text:p text:style-name="P12">Pearl – para a criação dos scripts de varredura;</text:p>
        </text:list-item>
        <text:list-item>
          <text:p text:style-name="P12">BrModelo – para a elaboração do modelo conceitual e <text:span text:style-name="T17">auxílio na criação do modelo lógico</text:span>.</text:p>
        </text:list-item>
      </text:list>
      <text:p text:style-name="P8"/>
      <text:h text:style-name="P32" text:outline-level="1"><text:span text:style-name="T16">Divisão do Trabalho</text:span></text:h>
      <text:p text:style-name="P23">Os dois membros do grupo participaram conjuntamente da elaboração de todas as partes do trabalho, porém com diferentes ênfases, como listado abaixo:</text:p>
      <text:p text:style-name="P23"/>
      <text:p text:style-name="P24">Beatriz de Andrade:</text:p>
      <text:list xml:id="list2425948999129819878" text:style-name="L1">
        <text:list-item>
          <text:p text:style-name="P13">Criação das consultas em sql.</text:p>
        </text:list-item>
        <text:list-item>
          <text:p text:style-name="P13">Criação do relatório final.</text:p>
          <text:p text:style-name="P25">Luiz Reis:</text:p>
        </text:list-item>
        <text:list-item>
          <text:p text:style-name="P13">Criação dos scripts em Pearl.</text:p>
        </text:list-item>
        <text:list-item>
          <text:p text:style-name="P13">Criação do servidor para hospedagem da base.</text:p>
          <text:p text:style-name="P26"/>
        </text:list-item>
      </text:list>
      <text:h text:style-name="P30" text:outline-level="1">Refer<text:span text:style-name="T48">ê</text:span>nc<text:span text:style-name="T48">ias</text:span></text:h>
      <text:p text:style-name="P1">HEUSER, C.A., (<text:span text:style-name="T7">2009</text:span>) “Projeto de Banco de Dados”, Bookman, <text:span text:style-name="T7">6</text:span><text:span text:style-name="T2">a</text:span><text:span text:style-name="T7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mes" svg:font-family="Tmes"/>
    <style:font-face style:name="sans-serif" svg:font-family="sans-serif"/>
    <style:font-face style:name="serif" svg:font-family="serif"/>
    <style:font-face style:name="Times3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60</meta:editing-cycles>
    <meta:editing-duration>PT1H58M24S</meta:editing-duration>
    <dc:date>2016-07-23T14:05:42.572381138</dc:date>
    <dc:creator>beatriz </dc:creator>
    <meta:document-statistic meta:table-count="0" meta:image-count="0" meta:object-count="0" meta:page-count="4" meta:paragraph-count="50" meta:word-count="545" meta:character-count="3365" meta:non-whitespace-character-count="2884"/>
    <meta:user-defined meta:name="Info 1"/>
    <meta:user-defined meta:name="Info 2"/>
    <meta:user-defined meta:name="Info 3"/>
    <meta:user-defined meta:name="Info 4"/>
  </office:meta>
</office:document-meta>
</file>